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584" calcext:value-type="float">
            <text:p>69.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6904" calcext:value-type="float">
            <text:p>69.7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201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248" calcext:value-type="float">
            <text:p>69.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201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968" calcext:value-type="float">
            <text:p>73.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201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32" calcext:value-type="float">
            <text:p>75.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201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264" calcext:value-type="float">
            <text:p>78.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201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248" calcext:value-type="float">
            <text:p>69.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201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201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468" calcext:value-type="float">
            <text:p>71.7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200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4752" calcext:value-type="float">
            <text:p>70.0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200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0248" calcext:value-type="float">
            <text:p>69.0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200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376" calcext:value-type="float">
            <text:p>68.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200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3384" calcext:value-type="float">
            <text:p>68.2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200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7416" calcext:value-type="float">
            <text:p>67.7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200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656" calcext:value-type="float">
            <text:p>67.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200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1784" calcext:value-type="float">
            <text:p>66.8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200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736" calcext:value-type="float">
            <text:p>66.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200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4816" calcext:value-type="float">
            <text:p>65.9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9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584" calcext:value-type="float">
            <text:p>65.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9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1456" calcext:value-type="float">
            <text:p>65.7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96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1352" calcext:value-type="float">
            <text:p>65.6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95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248" calcext:value-type="float">
            <text:p>65.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9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7536" calcext:value-type="float">
            <text:p>64.8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9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4176" calcext:value-type="float">
            <text:p>64.6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9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9624" calcext:value-type="float">
            <text:p>64.8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9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34136" calcext:value-type="float">
            <text:p>64.3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9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3552" calcext:value-type="float">
            <text:p>64.2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9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1656" calcext:value-type="float">
            <text:p>63.5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8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8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8464" calcext:value-type="float">
            <text:p>63.1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8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3056" calcext:value-type="float">
            <text:p>63.3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8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312" calcext:value-type="float">
            <text:p>63.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8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8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696" calcext:value-type="float">
            <text:p>63.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8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3848" calcext:value-type="float">
            <text:p>63.5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8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8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408" calcext:value-type="float">
            <text:p>63.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8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8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8216" calcext:value-type="float">
            <text:p>62.6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8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64" calcext:value-type="float">
            <text:p>62.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8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7304" calcext:value-type="float">
            <text:p>65.2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7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7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2192" calcext:value-type="float">
            <text:p>64.7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7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3592" calcext:value-type="float">
            <text:p>64.5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7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968" calcext:value-type="float">
            <text:p>62.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77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16" calcext:value-type="float">
            <text:p>62.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7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7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36" calcext:value-type="float">
            <text:p>61.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5464" calcext:value-type="float">
            <text:p>62.0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7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7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056" calcext:value-type="float">
            <text:p>61.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7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7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8856" calcext:value-type="float">
            <text:p>60.1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7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7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7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7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7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6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68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NHP-PL-002</text:p>
          </table:table-cell>
          <table:table-cell office:value-type="string" calcext:value-type="string">
            <text:p>195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576" calcext:value-type="float">
            <text:p>57.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2" meta:object-count="0"/>
    <meta:user-defined meta:name="AppVersion">3.0</meta:user-defined>
  </office:meta>
</office:document-meta>
</file>